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M Mono 10" svg:font-family="'LM Mono 10'" style:font-pitch="fixed"/>
    <style:font-face style:name="LM Mono 12" svg:font-family="'LM Mono 12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M Mono 12" fo:font-size="13pt" fo:font-weight="bold" officeooo:rsid="001faa13" officeooo:paragraph-rsid="001faa13" style:font-size-asian="11.3500003814697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M Mono 12" fo:font-size="13pt" fo:font-weight="bold" officeooo:rsid="001faa13" officeooo:paragraph-rsid="001faa13" style:font-size-asian="11.3500003814697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M Mono 12" fo:font-size="13pt" fo:font-weight="bold" officeooo:rsid="001fec5b" officeooo:paragraph-rsid="001fec5b" style:font-size-asian="11.3500003814697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M Mono 12" fo:font-size="13pt" fo:font-weight="bold" officeooo:rsid="002192df" officeooo:paragraph-rsid="002192df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M Mono 12" fo:font-size="13pt" fo:font-weight="bold" officeooo:rsid="0024e910" officeooo:paragraph-rsid="0024e910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M Mono 12" fo:font-size="13pt" fo:font-weight="bold" officeooo:rsid="0026b620" officeooo:paragraph-rsid="0026b620" style:font-size-asian="11.3500003814697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M Mono 12" fo:font-size="13pt" fo:font-weight="bold" officeooo:rsid="002845c9" officeooo:paragraph-rsid="002845c9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24e9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tómatas</text:p>
      <text:p text:style-name="P2"/>
      <text:p text:style-name="P3">Autómata finito <text:span text:style-name="T4">determinista</text:span>.</text:p>
      <text:p text:style-name="P3"><text:span text:style-name="T1">Un autómata finito </text:span>M = (S,I,f,s´,F)<text:span text:style-name="T1"> consiste en un conjunto finito de estados </text:span>S<text:span text:style-name="T1">; un alfabeto fuente </text:span><text:span text:style-name="T2">I</text:span><text:span text:style-name="T3">, que contiene los símbolos de entrada; una función de transición </text:span><text:span text:style-name="T2">f</text:span><text:span text:style-name="T3">, que asigna a cada par de estado y entrada el estado siguiente(</text:span><text:span text:style-name="T2">f:SxI-&gt;S</text:span><text:span text:style-name="T3">); un estado inicial </text:span><text:span text:style-name="T2">s´</text:span><text:span text:style-name="T3">, y un subconjunto </text:span><text:span text:style-name="T2">F</text:span><text:span text:style-name="T3"> de </text:span><text:span text:style-name="T2">S</text:span><text:span text:style-name="T3"> de estados finales.</text:span></text:p>
      <text:p text:style-name="P3"/>
      <text:p text:style-name="P4"><text:span text:style-name="T3">Podemos representar un autómata finito utilizando tanto los diagramas como las tablas de estados. En los diagramas de estados se representa los estados finales rodeados por círculos dobles.</text:span></text:p>
      <text:p text:style-name="P4"/>
      <text:p text:style-name="P5"/>
      <text:p text:style-name="P5"><text:span text:style-name="T2">Autómata finito no determinista.</text:span></text:p>
      <text:p text:style-name="P6"><text:span text:style-name="T3">Un autómata finito no determinista </text:span><text:span text:style-name="T2">M = (S,I,f,s´,F)</text:span><text:span text:style-name="T3"> consiste en un conjunto de estados </text:span><text:span text:style-name="T2">S</text:span><text:span text:style-name="T3">, un alfabeto fuente </text:span><text:span text:style-name="T2">I</text:span><text:span text:style-name="T3"> que contiene los símbolos de entrada, una función de transición </text:span><text:span text:style-name="T2">f</text:span><text:span text:style-name="T3"> que asigna un conjunto de estados a cada par de estado y entrada(</text:span><text:span text:style-name="T2">f:SxI-&gt;P(S)</text:span><text:span text:style-name="T3">), un estado inicial </text:span><text:span text:style-name="T2">s´</text:span><text:span text:style-name="T3"> y un subconjunto </text:span><text:span text:style-name="T2">F</text:span><text:span text:style-name="T3"> de </text:span><text:span text:style-name="T2">S</text:span><text:span text:style-name="T3"> formado por los estados finales.</text:span></text:p>
      <text:p text:style-name="P6"/>
      <text:p text:style-name="P7"><text:span text:style-name="T3">Podemos representar un autómata finito no determinista mediante tablas o diagramas de estados. Cuando utilizamos una tabla, para cada par de estado y entrada damos una lista con los estados siguientes. En el diagrama de estados incluimos una arista orientada desde cada estado a todos los posibles estados siguientes, etiquetando las aristas con la entrada o entradas que definen esa transición.</text:span></text:p>
      <text:p text:style-name="P7"/>
      <text:p text:style-name="P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M Mono 10" svg:font-family="'LM Mono 10'" style:font-pitch="fixed"/>
    <style:font-face style:name="LM Mono 12" svg:font-family="'LM Mono 12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 GP</meta:initial-creator>
    <meta:creation-date>2014-11-10T23:01:58.439213756</meta:creation-date>
    <dc:date>2014-11-10T23:15:51.804239475</dc:date>
    <dc:creator>Emanuel GP</dc:creator>
    <meta:editing-duration>PT13M19S</meta:editing-duration>
    <meta:editing-cycles>11</meta:editing-cycles>
    <meta:generator>LibreOffice/4.2.7.2$Linux_x86 LibreOffice_project/420m0$Build-2</meta:generator>
    <meta:document-statistic meta:table-count="0" meta:image-count="0" meta:object-count="0" meta:page-count="1" meta:paragraph-count="7" meta:word-count="209" meta:character-count="1295" meta:non-whitespace-character-count="1093"/>
  </office:meta>
</office:document-meta>
</file>